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break-before="page"/>
    </style:style>
    <style:style style:name="P3" style:family="paragraph" style:parent-style-name="Text_20_body" style:list-style-name="L2"/>
    <style:style style:name="P4" style:family="paragraph" style:parent-style-name="Text_20_body" style:list-style-name="L3">
      <style:text-properties officeooo:rsid="001c8e3c" officeooo:paragraph-rsid="001c8e3c"/>
    </style:style>
    <style:style style:name="P5" style:family="paragraph" style:parent-style-name="Text_20_body" style:list-style-name="L4">
      <style:text-properties officeooo:rsid="001cf688" officeooo:paragraph-rsid="001cf688"/>
    </style:style>
    <style:style style:name="P6" style:family="paragraph" style:parent-style-name="Text_20_body" style:list-style-name="L5">
      <style:text-properties officeooo:rsid="001f742a" officeooo:paragraph-rsid="001f742a"/>
    </style:style>
    <style:style style:name="P7" style:family="paragraph" style:parent-style-name="Text_20_body" style:list-style-name="L5">
      <style:text-properties officeooo:rsid="001f978b" officeooo:paragraph-rsid="001f978b"/>
    </style:style>
    <style:style style:name="P8" style:family="paragraph" style:parent-style-name="Text_20_body" style:list-style-name="L5">
      <style:text-properties officeooo:rsid="00215f9f" officeooo:paragraph-rsid="00215f9f"/>
    </style:style>
    <style:style style:name="T1" style:family="text">
      <style:text-properties officeooo:rsid="001eeded"/>
    </style:style>
    <style:style style:name="T2" style:family="text">
      <style:text-properties officeooo:rsid="001f978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3277897385" text:style-name="L1">
        <text:list-item>
          <text:p text:style-name="P2">(1 punto) Revisa el criterio 1.1.1. Busca una técnica HTML que sepas implementar y explícala con tus palabras.</text:p>
        </text:list-item>
      </text:list>
      <text:list text:style-name="L2">
        <text:list-item>
          <text:list>
            <text:list-item>
              <text:p text:style-name="P3">Una técnica HTML común para cumplir con este criterio es utilizar el atributo "alt" en las etiquetas de imagen. El atributo "alt" proporciona texto alternativo que se mostrará en lugar de la imagen si esta no se carga o si el usuario utiliza un lector de pantalla</text:p>
            </text:list-item>
          </text:list>
        </text:list-item>
      </text:list>
      <text:list xml:id="list90922581564666" text:continue-list="list3277897385" text:style-name="L1">
        <text:list-item>
          <text:p text:style-name="P1">(1 punto) ¿Qué harías para que un vídeo de música instrumental cumpla con el nivel AA de la pauta 1.2? Justifica la respuesta basándote en los criterios de conformidad de dicha pauta.</text:p>
        </text:list-item>
      </text:list>
      <text:list text:style-name="L3">
        <text:list-item>
          <text:list>
            <text:list-item>
              <text:p text:style-name="P4">Subtitulos opcionales, aunque la musica instrumental no tiene contenido verbal algunos usuarios pueden beneficiarse de subtitulos opcionales que indiquen el nombre de la cancion, el nombre del artista y otra información relevante.</text:p>
            </text:list-item>
            <text:list-item>
              <text:p text:style-name="P4">Los controles reproducción deben de ser accesibles, faciles de usar y navegar.</text:p>
            </text:list-item>
          </text:list>
        </text:list-item>
      </text:list>
      <text:list xml:id="list90923697288779" text:continue-list="list90922581564666" text:style-name="L1">
        <text:list-item>
          <text:p text:style-name="P1">(1 punto) Lee el criterio 1.3.3 Características sensoriales. Explica el criterio con tus palabras ¿para qué personas se crearon las recomendaciones de ese criterio?</text:p>
        </text:list-item>
      </text:list>
      <text:list text:style-name="L4">
        <text:list-item>
          <text:list>
            <text:list-item>
              <text:p text:style-name="P5">Las recomendaciones de este criterio fueron creadas para personas que puedan tener diversas limitaciones sensoriales, <text:span text:style-name="T1">ya sean discapacidades visuales, discapacidades auditivas, limitaciones motoras o limitaciones cognitivas.</text:span></text:p>
            </text:list-item>
          </text:list>
        </text:list-item>
      </text:list>
      <text:list xml:id="list90923977098286" text:continue-list="list90923697288779" text:style-name="L1">
        <text:list-item>
          <text:p text:style-name="P1">(1 punto) Escribe un párrafo de "lorem ipsum" y haz que ese párrafo cumpla el criterio 1.4.8 Presentación visual. ¿Qué has tenido en cuenta para que cumpla ese criterio?</text:p>
        </text:list-item>
      </text:list>
      <text:list xml:id="list2978600519" text:style-name="L5">
        <text:list-item>
          <text:list>
            <text:list-item>
              <text:p text:style-name="P6">He establecido una propiedad max-width en el body para limitar el ancho del contenido a 80 caracteres.</text:p>
            </text:list-item>
            <text:list-item>
              <text:p text:style-name="P6">He utilizado la propiedad text-align: left; <text:span text:style-name="T2">para asegurar que el texto este alineado solo a la izquierda.</text:span></text:p>
            </text:list-item>
            <text:list-item>
              <text:p text:style-name="P7">He ajustado el interlineado con line-height a 1.5.</text:p>
            </text:list-item>
            <text:list-item>
              <text:p text:style-name="P7">He establecido un margen inferior de 1.5em para los parrafos.</text:p>
            </text:list-item>
            <text:list-item>
              <text:p text:style-name="P7">No he establecido un tamaño de fuente fijo, permitiendo que los usuarios puedan redimensionar el texto según sus necesidades.</text:p>
            </text:list-item>
            <text:list-item>
              <text:p text:style-name="P8">Se adjunta junto a este documento un archivo HTML con un ejemplo de lo descrito.</text:p>
            </text:list-item>
          </text:list>
        </text:list-item>
      </text:list>
      <text:list xml:id="list90923084157001" text:continue-list="list90923977098286" text:style-name="L1">
        <text:list-item>
          <text:p text:style-name="P1">(1 punto) Menciona al menos tres ventajas de usar un contraste adecuado para personas sin discapacidades visuales. </text:p>
        </text:list-item>
        <text:list-item>
          <text:p text:style-name="P1">(1 punto) Busca una página donde se incumpla el criterio 1.4.9 y explica exactamente dónde y por qué se incumple.</text:p>
        </text:list-item>
        <text:list-item>
          <text:p text:style-name="P1">(1 punto) Usando el mapa de decisión ¿cómo sería la línea de HTML de una imagen que hay de fondo de una web que simula una textura de madera? imagina que la imagen se llama "madera.jpg".</text:p>
        </text:list-item>
        <text:list-item>
          <text:p text:style-name="P1">(1 punto) Usando el mapa de decisión ¿cómo sería la línea de HTML/CSS de la imagen de abajo con un texto descriptivo adicional? la imagen se llama "kandinsky.jpg". Pon captura del trozo del mapa al que has llegado.</text:p>
        </text:list-item>
        <text:list-item>
          <text:p text:style-name="P1">(1 punto) ¿Crees que es necesario cerrar la etiqueta &lt;p&gt;? ¿Qué aporta hacerlo desde el punto <text:soft-page-break/>de vista de la accesibilidad? </text:p>
        </text:list-item>
        <text:list-item>
          <text:p text:style-name="P1">(1 punto) Elige un criterio de conformidad y explica cómo crees que su cumplimiento puede mejorar el posicionamiento (SEO) de tu págin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7T09:09:22.199000000</dc:date>
    <meta:editing-duration>PT10M52S</meta:editing-duration>
    <meta:editing-cycles>4</meta:editing-cycles>
    <meta:generator>LibreOffice/7.4.4.2$Windows_X86_64 LibreOffice_project/85569322deea74ec9134968a29af2df5663baa21</meta:generator>
    <meta:document-statistic meta:table-count="0" meta:image-count="0" meta:object-count="0" meta:page-count="3" meta:paragraph-count="20" meta:word-count="480" meta:character-count="2862" meta:non-whitespace-character-count="2420"/>
  </office:meta>
</office:document-meta>
</file>